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CacheServer.removeAll(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.prin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.update( ICacheElement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.unreferenc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moteCacheServer.getCacheListeners( String cach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moteCacheServer.removeCacheListener( String cacheName , ICach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.dispose( String cacheName , long requester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moteCacheServer.nextListener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moteCacheServer.shutdown( String host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moteCacheServer.dispose(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.update( ICacheElement item , long requesterId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0">
            <text:p text:style-name="Table_20_Contents">100</text:p>
          </table:table-cell>
        </table:table-row>
        <table:table-row>
          <table:table-cell office:value-type="string">
            <text:p text:style-name="Table_20_Contents">RemoteCacheServer.removeAll( String cacheName , long requesterI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RemoteCacheServer.removeCacheListener( String cacheName , long listenerI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RemoteCacheServer.getGroupKeys( String cacheName , String grou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moteCacheServer.removeCacheListener( ICacheListener liste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moteCacheServer.put( ICacheElement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.createCacheManager( String pro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moteCacheServer.get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.init( String pro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moteCacheServer.cleanupEventQMap( Map eventQMa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moteCacheServer.get( String cacheName , Serializable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moteCacheServer.getEventQList( CacheListeners cacheListeners , long requesterI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RemoteCacheServer.RemoteCacheServer( IRemoteCacheServerAttributes rcs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moteCacheServer.getClusterListeners( String cach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moteCacheServer.remove( String cacheName , Serializable key , long requesterId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">
            <text:p text:style-name="Table_20_Contents">7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RemoteCacheServer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.relea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moteCacheServer.addCacheListener( String cacheName , ICacheListener listen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RemoteCacheServer.remove( String cacheName ,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.addCacheListener( ICacheListener liste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